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3167in"/>
    </style:style>
    <style:style style:name="Table1.B" style:family="table-column">
      <style:table-column-properties style:column-width="2.3097in"/>
    </style:style>
    <style:style style:name="Table1.C" style:family="table-column">
      <style:table-column-properties style:column-width="2.2986in"/>
    </style:style>
    <style:style style:name="Table1.A1" style:family="table-cell">
      <style:table-cell-properties style:vertical-align="middle" fo:padding="0.1042in" fo:border="0.05pt solid #9e9e9e"/>
    </style:style>
    <style:style style:name="Table1.A2" style:family="table-cell">
      <style:table-cell-properties style:vertical-align="middle" fo:background-color="#0145ac" fo:padding="0.1042in" fo:border="0.05pt solid #9e9e9e">
        <style:background-image/>
      </style:table-cell-properties>
    </style:style>
    <style:style style:name="Table2" style:family="table">
      <style:table-properties style:width="6.925in" table:align="left"/>
    </style:style>
    <style:style style:name="Table2.A" style:family="table-column">
      <style:table-column-properties style:column-width="1.6444in"/>
    </style:style>
    <style:style style:name="Table2.B" style:family="table-column">
      <style:table-column-properties style:column-width="2.616in"/>
    </style:style>
    <style:style style:name="Table2.C" style:family="table-column">
      <style:table-column-properties style:column-width="2.6646in"/>
    </style:style>
    <style:style style:name="Table2.A1" style:family="table-cell">
      <style:table-cell-properties style:vertical-align="middle" fo:padding="0.1042in" fo:border="0.05pt solid #9e9e9e"/>
    </style:style>
    <style:style style:name="Table2.A2" style:family="table-cell">
      <style:table-cell-properties style:vertical-align="middle" fo:background-color="#0145ac" fo:padding="0.1042in" fo:border="0.05pt solid #9e9e9e">
        <style:background-image/>
      </style:table-cell-properties>
    </style:style>
    <style:style style:name="P1" style:family="paragraph" style:parent-style-name="Standard">
      <style:paragraph-properties fo:text-align="center" style:justify-single-word="false"/>
      <style:text-properties officeooo:rsid="0011129c" officeooo:paragraph-rsid="0011129c"/>
    </style:style>
    <style:style style:name="P2" style:family="paragraph" style:parent-style-name="Standard">
      <style:paragraph-properties fo:text-align="start" style:justify-single-word="false"/>
      <style:text-properties officeooo:paragraph-rsid="0011129c"/>
    </style:style>
    <style:style style:name="P3" style:family="paragraph" style:parent-style-name="Standard">
      <style:paragraph-properties fo:text-align="start" style:justify-single-word="false"/>
      <style:text-properties officeooo:paragraph-rsid="00120445"/>
    </style:style>
    <style:style style:name="P4" style:family="paragraph" style:parent-style-name="Standard">
      <style:paragraph-properties fo:text-align="start" style:justify-single-word="false"/>
      <style:text-properties fo:font-weight="normal" officeooo:paragraph-rsid="0011129c" style:font-weight-asian="normal" style:font-weight-complex="normal"/>
    </style:style>
    <style:style style:name="P5" style:family="paragraph" style:parent-style-name="Standard">
      <style:paragraph-properties fo:text-align="start" style:justify-single-word="false"/>
      <style:text-properties fo:font-weight="normal" officeooo:paragraph-rsid="00120445" style:font-weight-asian="normal" style:font-weight-complex="normal"/>
    </style:style>
    <style:style style:name="P6" style:family="paragraph" style:parent-style-name="Standard">
      <style:paragraph-properties fo:text-align="start" style:justify-single-word="false"/>
      <style:text-properties officeooo:paragraph-rsid="0011129c" fo:background-color="#ffff00"/>
    </style:style>
    <style:style style:name="P7" style:family="paragraph" style:parent-style-name="Standard">
      <style:paragraph-properties fo:text-align="start" style:justify-single-word="false"/>
      <style:text-properties officeooo:rsid="00143f2c" officeooo:paragraph-rsid="00143f2c"/>
    </style:style>
    <style:style style:name="P8" style:family="paragraph" style:parent-style-name="Table_20_Contents">
      <style:paragraph-properties fo:margin-left="0in" fo:margin-right="0in" fo:margin-top="0in" fo:margin-bottom="0.1965in" style:contextual-spacing="false" fo:text-indent="0in" style:auto-text-indent="false" style:writing-mode="lr-tb"/>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margin-top="0in" fo:margin-bottom="0.1965in" style:contextual-spacing="false" fo:text-indent="0in" style:auto-text-indent="false" style:writing-mode="lr-tb"/>
      <style:text-properties fo:background-color="transparent"/>
    </style:style>
    <style:style style:name="T1" style:family="text">
      <style:text-properties officeooo:rsid="0011129c"/>
    </style:style>
    <style:style style:name="T2" style:family="text">
      <style:text-properties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12044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0445" style:font-weight-asian="normal" style:font-weight-complex="normal"/>
    </style:style>
    <style:style style:name="T7" style:family="text">
      <style:text-properties fo:color="#c9211e" loext:opacity="100%" style:text-underline-style="solid" style:text-underline-width="auto" style:text-underline-color="font-color" fo:font-weight="bold" style:font-weight-asian="bold" style:font-weight-complex="bold"/>
    </style:style>
    <style:style style:name="T8" style:family="text">
      <style:text-properties fo:language="ru" fo:country="RU" fo:font-weight="bold" officeooo:rsid="00120445" style:font-weight-asian="bold" style:font-weight-complex="bold"/>
    </style:style>
    <style:style style:name="T9" style:family="text">
      <style:text-properties fo:language="en" fo:country="US" fo:font-weight="bold" officeooo:rsid="00120445" style:font-weight-asian="bold" style:font-weight-complex="bold"/>
    </style:style>
    <style:style style:name="T10" style:family="text">
      <style:text-properties fo:language="en" fo:country="US" fo:font-weight="normal" officeooo:rsid="00120445" style:font-weight-asian="normal" style:font-weight-complex="normal"/>
    </style:style>
    <style:style style:name="T11" style:family="text">
      <style:text-properties fo:language="en" fo:country="US" fo:font-weight="normal" officeooo:rsid="00143f2c" style:font-weight-asian="normal" style:font-weight-complex="normal"/>
    </style:style>
    <style:style style:name="T12" style:family="text">
      <style:text-properties fo:font-size="6pt" fo:font-weight="normal" style:font-size-asian="6pt" style:font-weight-asian="normal" style:font-size-complex="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LICENSES</text:p>
      <text:p text:style-name="P1"/>
      <text:p text:style-name="P2"><text:span text:style-name="T1">The user license defines the basic functions available to the user. Only one license should be assigned to each user. User permissions to access data are assigned through a profile. Additional permissions can be assigned through permission sets.<text:line-break/><text:line-break/></text:span>This is the users’ access to Salesforce products and features that your company has – licenses are assigned specific to users. This provides them with the baseline level of access, which is then adjusted using profiles, permission sets, the role hierarchy, etc.</text:p>
      <text:p text:style-name="P2"/>
      <text:p text:style-name="P6"><text:span text:style-name="T3">Standard User Licenses</text:span></text:p>
      <text:p text:style-name="P2"><text:span text:style-name="T3"><text:tab/>Salesforce</text:span><text:span text:style-name="T5"> full access to the standard CRM and AppExchange applications. This license gives users the right to access any standard or custom application. </text:span><text:span text:style-name="T6">+Storage for Enterp &amp; Unlimited</text:span></text:p>
      <text:p text:style-name="P3"><text:span text:style-name="T3"><text:tab/>Knowledge Only User <text:s/></text:span><text:span text:style-name="T5">Salesforce Knowledge app. This license provides access to custom objects, custom tabs, and the standard tabs listed below.</text:span></text:p>
      <text:p text:style-name="P5"><text:tab/><text:tab/>Articles</text:p>
      <text:p text:style-name="P5"><text:tab/><text:tab/>Article management</text:p>
      <text:p text:style-name="P5"><text:tab/><text:tab/>Chatter</text:p>
      <text:p text:style-name="P5"><text:tab/><text:tab/>Files</text:p>
      <text:p text:style-name="P5"><text:tab/><text:tab/>home page</text:p>
      <text:p text:style-name="P5"><text:tab/><text:tab/>Profile</text:p>
      <text:p text:style-name="P5"><text:tab/><text:tab/>Reports</text:p>
      <text:p text:style-name="P5"><text:tab/><text:tab/>Custom Objects</text:p>
      <text:p text:style-name="P3"><text:span text:style-name="T5"><text:tab/><text:tab/>Custom Tabs</text:span><text:span text:style-name="T3"><text:tab/></text:span></text:p>
      <text:p text:style-name="P2"><text:span text:style-name="T3"><text:tab/>Identity Only license </text:span><text:span text:style-name="T5">Provides additional licenses for employee access to identity services only, such as single sign-on (SSO)</text:span></text:p>
      <text:p text:style-name="P4"><text:tab/><text:span text:style-name="T3">Salesforce integration</text:span> Providing access to Salesforce data and functionality via API only.</text:p>
      <text:p text:style-name="P3"><text:span text:style-name="T5"><text:line-break/><text:tab/></text:span><text:span text:style-name="T7">Lightning Platform User License Types</text:span></text:p>
      <text:p text:style-name="P5"><text:tab/><text:span text:style-name="T3">Salesforce Platform<text:tab/></text:span></text:p>
      <text:p text:style-name="P5"><text:tab/>This license is intended for users who require access to custom applications, but do not require <text:tab/>access to standard CRM features. This license gives users the right to use custom applications <text:tab/>developed within the organization or installed from the AppExchange catalog.Users are also <text:tab/>entitled to use core platform features (such as accounts, contacts, reports, dashboards, <text:tab/>documents, and custom tabs). These users are not entitled to some user permissions and <text:tab/>standard applications, including standard tabs and objects (such as forecasts, leads, campaigns, <text:tab/>and opportunities). In addition, this license grants users the right to use the Connect Offline <text:tab/>application.</text:p>
      <text:p text:style-name="P5"/>
      <text:p text:style-name="P5"><text:tab/><text:span text:style-name="T3">Force.com - Application subscription</text:span><text:line-break/><text:tab/>This license gives users access to Lightning Platform Light and Lightning Platform Enterprise <text:tab/>applications. CRM features are not supported.</text:p>
      <text:p text:style-name="P5"><text:tab/>The Lightning Platform Light app supports a maximum of 10 custom objects and 10 custom <text:tab/>tabs, read-only access to accounts and contacts, and object- and field-level security settings. The <text:tab/>Lightning Platform Light app does not allow use of the Bulk API or Streaming API.</text:p>
      <text:p text:style-name="P5"/>
      <text:p text:style-name="P5"><text:tab/><text:span text:style-name="T3">Company Community Users <text:tab/></text:span></text:p>
      <text:p text:style-name="P5"><text:tab/><text:tab/>This internal user license is intended for the employee community. It provides access to <text:tab/>custom tabs, Salesforce Files, Chatter (people, groups, and feeds), and an Experience Cloud <text:soft-page-break/>site.<text:line-break/><text:tab/></text:p>
      <text:p text:style-name="P5"><text:tab/><text:span text:style-name="T3">Developer Edition</text:span> Designed for users whose role is to create settings or applications. This license provides access to development tools and environments. It contains one secure Developer sandbox, one startup organization, and access to the Dev Hub. In a production organization, this license limits access to standard and custom objects.</text:p>
      <text:p text:style-name="P5"><text:tab/><text:line-break/></text:p>
      <text:p text:style-name="P6"><text:span text:style-name="T3">Chatter User Licenses </text:span></text:p>
      <text:p text:style-name="P6"><text:span text:style-name="T3"/></text:p>
      <text:p text:style-name="P3"><text:span text:style-name="T3">Chatter External <text:s/></text:span><text:span text:style-name="T5">The license is intended for users outside the corporate email domain. Such users (customers) can be invited to the corresponding Chatter groups. Customers can only view and interact with users in groups to which they are invited. They cannot view Chatter data or objects. External Chatter users view user profiles but cannot edit them.</text:span></text:p>
      <text:p text:style-name="P3"><text:span text:style-name="T5"/></text:p>
      <text:p text:style-name="P3"><text:span text:style-name="T3">Chatter Free </text:span><text:span text:style-name="T5">The Chatter Free license is for users who do not have access to Salesforce licenses but require access to Chatter. These users can view standard Chatter elements (such as people, profiles, groups, and files), but cannot view Salesforce data and objects for security reasons. For example, Chatter Free users cannot attend events created in Salesforce. Chatter Free users can be Chatter moderators.</text:span></text:p>
      <text:p text:style-name="P3"><text:span text:style-name="T3"/></text:p>
      <text:p text:style-name="P3"><text:span text:style-name="T3">Chatter Only <text:s/></text:span><text:span text:style-name="T5">The Chatter Only license is also known as the Chatter Plus license. This license is only available to current Chatter Plus customers. The Chatter Plus license is for users who are not eligible for Salesforce licenses but require access to Chatter and certain other Salesforce items. Chatter Plus users can be a Chatter moderator and view standard Chatter elements (member pages, profiles, groups, and files). The following actions are also available.</text:span></text:p>
      <text:p text:style-name="P5">View Salesforce accounts and contacts</text:p>
      <text:p text:style-name="P5">Using the Salesforce CRM Content app and the Ideas and Answers communities</text:p>
      <text:p text:style-name="P5">Access reports and dashboards</text:p>
      <text:p text:style-name="P5">Use and approve business rules</text:p>
      <text:p text:style-name="P5">Use a calendar to create and track activities</text:p>
      <text:p text:style-name="P5">View and edit up to 10 custom objects</text:p>
      <text:p text:style-name="P5">Adding entries to groups</text:p>
      <text:p text:style-name="P2"><text:span text:style-name="T3"/></text:p>
      <text:p text:style-name="P2"><text:span text:style-name="T3"/></text:p>
      <text:p text:style-name="P6"><text:span text:style-name="T3">Experience Cloud User Licenses </text:span><text:span text:style-name="T12">https://help.salesforce.com/s/articleView?id=sf.users_license_types_communities.htm&amp;type=5</text:span></text:p>
      <text:p text:style-name="P3"><text:span text:style-name="T3">Customer Community</text:span></text:p>
      <text:p text:style-name="P3"><text:span text:style-name="T5"><text:s text:c="2"/>- </text:span><text:span text:style-name="T10">no Campaign<text:line-break/> <text:s/>- Dashboard<text:line-break/> <text:s/>- Report<text:line-break/> <text:s/>- Sending email</text:span><text:span text:style-name="T3"><text:line-break/>Customer Community Plus</text:span></text:p>
      <text:p text:style-name="P3"><text:span text:style-name="T5"><text:s text:c="2"/>- </text:span><text:span text:style-name="T10">no Campaign<text:line-break/> <text:s/>- Dashboard<text:line-break/> <text:s/>-/</text:span><text:span text:style-name="T11">+</text:span><text:span text:style-name="T10"> Report</text:span><text:span text:style-name="T9"><text:line-break/> </text:span><text:span text:style-name="T10"><text:s/>- Sending email</text:span><text:span text:style-name="T3"><text:line-break/>Partner Community<text:line-break/></text:span><text:span text:style-name="T6">+ Campaign</text:span><text:span text:style-name="T5"> <text:s/><text:line-break/></text:span><text:span text:style-name="T6">+ </text:span><text:span text:style-name="T10">Dashboard (read only)<text:line-break/></text:span><text:soft-page-break/><text:span text:style-name="T10">+ Report</text:span><text:span text:style-name="T3"><text:line-break/></text:span><text:span text:style-name="T8">С</text:span><text:span text:style-name="T3">hannel Account.<text:line-break/></text:span></text:p>
      <text:p text:style-name="P2"><text:span text:style-name="T3"/></text:p>
      <text:p text:style-name="P6"><text:span text:style-name="T3">Service Cloud Portal User Licenses</text:span></text:p>
      <text:p text:style-name="P2"><text:span text:style-name="T3"/></text:p>
      <text:p text:style-name="P2"><text:span text:style-name="T3"/></text:p>
      <text:p text:style-name="P6"><text:span text:style-name="T3">Sites and Site.com User Licenses</text:span></text:p>
      <text:p text:style-name="P3"><text:span text:style-name="T3">Guest user<text:line-break/><text:line-break/>Site.com only <text:line-break/></text:span><text:span text:style-name="T5">This license is for Performance Edition, Unlimited Edition , and Enterprise Edition users who require access to Site.com but do not require access to standard CRM features. A Site.com Only license gives users Lightning Platform - One App user privileges and access to the Content app. However, they cannot view Accounts and Contacts objects. The license gives users access to an unlimited number of custom tabs, but access is limited to one custom app containing a maximum of 20 custom items.</text:span></text:p>
      <text:p text:style-name="P2"><text:span text:style-name="T3"/></text:p>
      <text:p text:style-name="P6"><text:span text:style-name="T3">Verified Site User Licenses</text:span></text:p>
      <text:p text:style-name="P4">Platform users are provided with a Verified Site license for use with Salesforce Sites. This license provides named site users with an unlimited number of logins to the Platform portal to access support information.</text:p>
      <text:p text:style-name="P4"/>
      <text:p text:style-name="P7"><text:span text:style-name="T3">INTERNAL</text:span></text:p>
      <text:p text:style-name="P2"><text:bookmark text:name="docs-internal-guid-91b6642a-7fff-11e6-6c89-3a4b403215c9"/><text:span text:style-name="T3"> </text:span></text:p>
      <table:table table:name="Table1" table:style-name="Table1">
        <table:table-column table:style-name="Table1.A"/>
        <table:table-column table:style-name="Table1.B"/>
        <table:table-column table:style-name="Table1.C"/>
        <table:table-row>
          <table:table-cell table:style-name="Table1.A1" office:value-type="string">
            <text:p text:style-name="P10">Name of License</text:p>
          </table:table-cell>
          <table:table-cell table:style-name="Table1.A1" office:value-type="string">
            <text:p text:style-name="P10">When to Use</text:p>
          </table:table-cell>
          <table:table-cell table:style-name="Table1.A1" office:value-type="string">
            <text:p text:style-name="P10">Key Access</text:p>
          </table:table-cell>
        </table:table-row>
        <table:table-row>
          <table:table-cell table:style-name="Table1.A2" office:value-type="string">
            <text:p text:style-name="P10">Salesforce</text:p>
            <text:p text:style-name="P10">(All editions)</text:p>
          </table:table-cell>
          <table:table-cell table:style-name="Table1.A2" office:value-type="string">
            <text:p text:style-name="P10">Need access to core objects like Opportunity, lead, forecasting, etc</text:p>
          </table:table-cell>
          <table:table-cell table:style-name="Table1.A2" office:value-type="string">
            <text:p text:style-name="P10">Full access to any standard and custom objects (core platform)</text:p>
          </table:table-cell>
        </table:table-row>
        <table:table-row>
          <table:table-cell table:style-name="Table1.A2" office:value-type="string">
            <text:p text:style-name="P8"><text:span text:style-name="T2">Salesforce Platform (Enterprise, Unlimited and Developer)</text:span></text:p>
          </table:table-cell>
          <table:table-cell table:style-name="Table1.A2" office:value-type="string">
            <text:p text:style-name="P10">Only need to access to custom objects and apps</text:p>
          </table:table-cell>
          <table:table-cell table:style-name="Table1.A2" office:value-type="string">
            <text:p text:style-name="P10">Accounts, Users, Contacts, Reports, Dashboards, custom objects</text:p>
          </table:table-cell>
        </table:table-row>
        <table:table-row>
          <table:table-cell table:style-name="Table1.A1" office:value-type="string">
            <text:p text:style-name="P8"><text:span text:style-name="T2">Knowledge Only (Enterprise, Unlimited and Performance)</text:span></text:p>
          </table:table-cell>
          <table:table-cell table:style-name="Table1.A1" office:value-type="string">
            <text:p text:style-name="P10">Users only need access to Knowledge Article Management</text:p>
          </table:table-cell>
          <table:table-cell table:style-name="Table1.A1" office:value-type="string">
            <text:p text:style-name="P10">Access articles, chatter, files, home, reports, profile, custom objects, tabs</text:p>
          </table:table-cell>
        </table:table-row>
        <table:table-row>
          <table:table-cell table:style-name="Table1.A1" office:value-type="string">
            <text:p text:style-name="P8"><text:span text:style-name="T2">Identity Only (Enterprise, Unlimited, Performance, Developer)</text:span></text:p>
          </table:table-cell>
          <table:table-cell table:style-name="Table1.A1" office:value-type="string">
            <text:p text:style-name="P10">SF is the identity provider</text:p>
          </table:table-cell>
          <table:table-cell table:style-name="Table1.A1" office:value-type="string">
            <text:p text:style-name="P9"> </text:p>
          </table:table-cell>
        </table:table-row>
        <text:soft-page-break/>
        <table:table-row>
          <table:table-cell table:style-name="Table1.A1" office:value-type="string">
            <text:p text:style-name="P10">Chatter Free</text:p>
          </table:table-cell>
          <table:table-cell table:style-name="Table1.A1" office:value-type="string">
            <text:p text:style-name="P10">Users don’t need access to sf but only need access to chatter</text:p>
          </table:table-cell>
          <table:table-cell table:style-name="Table1.A1" office:value-type="string">
            <text:p text:style-name="P10">Access feeds, people, group, files using App Launcher</text:p>
          </table:table-cell>
        </table:table-row>
      </table:table>
      <text:p text:style-name="P2"><text:span text:style-name="T3"/></text:p>
      <text:p text:style-name="P2"><text:span text:style-name="T3"/></text:p>
      <text:p text:style-name="P7"><text:span text:style-name="T3">EXTERNAL</text:span></text:p>
      <text:p text:style-name="P2"><text:bookmark text:name="docs-internal-guid-81990f4d-7fff-7610-e19a-02c24d3c6e06"/><text:span text:style-name="T3"> </text:span></text:p>
      <table:table table:name="Table2" table:style-name="Table2">
        <table:table-column table:style-name="Table2.A"/>
        <table:table-column table:style-name="Table2.B"/>
        <table:table-column table:style-name="Table2.C"/>
        <table:table-row>
          <table:table-cell table:style-name="Table2.A1" office:value-type="string">
            <text:p text:style-name="P10">Name of License</text:p>
          </table:table-cell>
          <table:table-cell table:style-name="Table2.A1" office:value-type="string">
            <text:p text:style-name="P10">When to Use</text:p>
          </table:table-cell>
          <table:table-cell table:style-name="Table2.A1" office:value-type="string">
            <text:p text:style-name="P10">Key Access</text:p>
          </table:table-cell>
        </table:table-row>
        <table:table-row>
          <table:table-cell table:style-name="Table2.A2" office:value-type="string">
            <text:p text:style-name="P10">Customer Community</text:p>
          </table:table-cell>
          <table:table-cell table:style-name="Table2.A2" office:value-type="string">
            <text:p text:style-name="P10">B2C experience with large no. of external users</text:p>
          </table:table-cell>
          <table:table-cell table:style-name="Table2.A2" office:value-type="string">
            <text:p text:style-name="P10">Account, Contacts, Case, Knowledge, Sharing Set, Person Accounts</text:p>
          </table:table-cell>
        </table:table-row>
        <table:table-row>
          <table:table-cell table:style-name="Table2.A2" office:value-type="string">
            <text:p text:style-name="P10">Customer Community Plus</text:p>
          </table:table-cell>
          <table:table-cell table:style-name="Table2.A2" office:value-type="string">
            <text:p text:style-name="P10">B2C, B2B experience with reporting access</text:p>
          </table:table-cell>
          <table:table-cell table:style-name="Table2.A2" office:value-type="string">
            <text:p text:style-name="P10">Account, Contacts, Case, Knowledge, Sharing Set, Person Accounts, Reports, Standard Sharing Settings</text:p>
          </table:table-cell>
        </table:table-row>
        <table:table-row>
          <table:table-cell table:style-name="Table2.A2" office:value-type="string">
            <text:p text:style-name="P10">Partner Community</text:p>
          </table:table-cell>
          <table:table-cell table:style-name="Table2.A2" office:value-type="string">
            <text:p text:style-name="P10">B2B experiences with sales access such as partners</text:p>
          </table:table-cell>
          <table:table-cell table:style-name="Table2.A2" office:value-type="string">
            <text:p text:style-name="P10">All of the above + Opportunity, Leads, Quotes, Delegated Admin, TM</text:p>
          </table:table-cell>
        </table:table-row>
        <table:table-row>
          <table:table-cell table:style-name="Table2.A1" office:value-type="string">
            <text:p text:style-name="P10">Channel Account</text:p>
          </table:table-cell>
          <table:table-cell table:style-name="Table2.A1" office:value-type="string">
            <text:p text:style-name="P10">B2B sites that calculates usage based on number of partners than users</text:p>
          </table:table-cell>
          <table:table-cell table:style-name="Table2.A1" office:value-type="string">
            <text:p text:style-name="P10">Similar to Partner Community with different pricing and data</text:p>
          </table:table-cell>
        </table:table-row>
        <table:table-row>
          <table:table-cell table:style-name="Table2.A1" office:value-type="string">
            <text:p text:style-name="P10">External Identity</text:p>
          </table:table-cell>
          <table:table-cell table:style-name="Table2.A1" office:value-type="string">
            <text:p text:style-name="P10">Give external users access to apps using SF login and register (SSO) Already included with community licenses, can be purchased separately</text:p>
          </table:table-cell>
          <table:table-cell table:style-name="Table2.A1" office:value-type="string">
            <text:p text:style-name="P10">View Accounts, Create Contacts, Chatter, 10 custom objects</text:p>
          </table:table-cell>
        </table:table-row>
        <table:table-row>
          <table:table-cell table:style-name="Table2.A1" office:value-type="string">
            <text:p text:style-name="P10">External Apps</text:p>
          </table:table-cell>
          <table:table-cell table:style-name="Table2.A1" office:value-type="string">
            <text:p text:style-name="P10">B2C experience to provide limited access to custom objects</text:p>
          </table:table-cell>
          <table:table-cell table:style-name="Table2.A1" office:value-type="string">
            <text:p text:style-name="P10">Accounts, Contacts, similar to above 100 custom objects</text:p>
          </table:table-cell>
        </table:table-row>
      </table:table>
      <text:p text:style-name="P2"><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1:19:40.033000000</meta:creation-date>
    <dc:date>2024-05-02T16:57:49.334000000</dc:date>
    <meta:editing-duration>PT1H52M40S</meta:editing-duration>
    <meta:editing-cycles>3</meta:editing-cycles>
    <meta:generator>LibreOffice/7.6.0.3$Windows_X86_64 LibreOffice_project/69edd8b8ebc41d00b4de3915dc82f8f0fc3b6265</meta:generator>
    <meta:document-statistic meta:table-count="2" meta:image-count="0" meta:object-count="0" meta:page-count="4" meta:paragraph-count="89" meta:word-count="1098" meta:character-count="7369" meta:non-whitespace-character-count="6274"/>
  </office:meta>
</office:document-meta>
</file>